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677" officeooo:paragraph-rsid="000d7677"/>
    </style:style>
    <style:style style:name="P2" style:family="paragraph" style:parent-style-name="Standard">
      <style:text-properties officeooo:rsid="000d7677" officeooo:paragraph-rsid="000ed80b"/>
    </style:style>
    <style:style style:name="P3" style:family="paragraph" style:parent-style-name="Standard">
      <style:text-properties officeooo:rsid="000ed80b" officeooo:paragraph-rsid="000ed80b"/>
    </style:style>
    <style:style style:name="T1" style:family="text">
      <style:text-properties officeooo:rsid="000d76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 report :</text:p>
      <text:p text:style-name="P1"/>
      <text:p text:style-name="P1">Summary - </text:p>
      <text:p text:style-name="P1">Application not displayed error message when the message field is empty on the marketing contacts page.</text:p>
      <text:p text:style-name="P1"/>
      <text:p text:style-name="P1"/>
      <text:p text:style-name="P1"/>
      <text:p text:style-name="P1">Details - </text:p>
      <text:p text:style-name="P1">When user submits the marketing contacts form without adding any data in the meaage field, Appliction not displaying any error message.</text:p>
      <text:p text:style-name="P1"/>
      <text:p text:style-name="P1">Steps to reproduce :</text:p>
      <text:p text:style-name="P1"/>
      <text:p text:style-name="P1">1. Goto application’s <text:a xlink:type="simple" xlink:href="https://www.tendable.com/" text:style-name="Internet_20_link" text:visited-style-name="Visited_20_Internet_20_Link">https://www.tendable.com/</text:a></text:p>
      <text:p text:style-name="P1">2. Scroll to boottom of the page, Click on Contact Us button</text:p>
      <text:p text:style-name="P1">3. Click on Contact button in the marketing section</text:p>
      <text:p text:style-name="P1">4. Add appropriate data in all the fields except message field.</text:p>
      <text:p text:style-name="P1">5. Click on Submit button</text:p>
      <text:p text:style-name="P1"/>
      <text:p text:style-name="P2">Actual result : Application not displayed error message when the message field is empty on the marketing contacts page.</text:p>
      <text:p text:style-name="P2"/>
      <text:p text:style-name="P3">Expected result : Application should <text:span text:style-name="T1">displayed error message when the message field is empty on the marketing contacts page.</text:span></text:p>
      <text:p text:style-name="P1"/>
      <text:p text:style-name="P1"/>
      <text:p text:style-name="P3">Priority : High</text:p>
      <text:p text:style-name="P3">Secarity : High </text:p>
      <text:p text:style-name="P3"/>
      <text:p text:style-name="P3">Assignee : Repective developer</text:p>
      <text:p text:style-name="P3"/>
      <text:p text:style-name="P3">Bug Build : Number of build in which bug is found.</text:p>
      <text:p text:style-name="P3"/>
      <text:p text:style-name="P3">Attachment : Screenshot of the application when error message not displayed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3:48:36.499837769</meta:creation-date>
    <dc:date>2024-02-12T14:05:17.116914471</dc:date>
    <meta:editing-duration>PT3M9S</meta:editing-duration>
    <meta:editing-cycles>1</meta:editing-cycles>
    <meta:document-statistic meta:table-count="0" meta:image-count="0" meta:object-count="0" meta:page-count="1" meta:paragraph-count="18" meta:word-count="159" meta:character-count="967" meta:non-whitespace-character-count="822"/>
    <meta:generator>LibreOffice/7.3.7.2$Linux_X86_64 LibreOffice_project/30$Build-2</meta:generator>
  </office:meta>
</office:document-meta>
</file>